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weight="bold" style:font-weight-asian="bold" style:font-weight-complex="bold" fo:font-size="14pt" style:font-size-asian="14pt" style:font-size-complex="14pt" style:rfc-language-tag="es-ES_tradnl" fo:language="es"/>
    </style:style>
    <style:style style:name="P31" style:parent-style-name="Standard" style:list-style-name="LFO6" style:family="paragraph">
      <style:paragraph-properties fo:margin-bottom="0.0833in"/>
    </style:style>
    <style:style style:name="T32" style:parent-style-name="Fuentedepárrafopredeter." style:family="text">
      <style:text-properties fo:font-weight="bold" style:font-weight-asian="bold" style:font-weight-complex="bold" style:rfc-language-tag="es-ES_tradnl" fo:language="es"/>
    </style:style>
    <style:style style:name="P33" style:parent-style-name="Standard" style:list-style-name="LFO6" style:family="paragraph">
      <style:paragraph-properties fo:margin-bottom="0.0833in"/>
    </style:style>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P36" style:parent-style-name="Standard" style:list-style-name="LFO6" style:family="paragraph">
      <style:paragraph-properties fo:margin-bottom="0.0833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fo:language="es" fo:country="ES"/>
    </style:style>
    <style:style style:name="P42" style:parent-style-name="Standard" style:list-style-name="LFO6" style:family="paragraph">
      <style:paragraph-properties fo:margin-bottom="0.0833in"/>
    </style:style>
    <style:style style:name="T43" style:parent-style-name="Fuentedepárrafopredeter." style:family="text">
      <style:text-properties fo:language="es" fo:country="ES"/>
    </style:style>
    <style:style style:name="P44" style:parent-style-name="Standard" style:list-style-name="LFO6" style:family="paragraph">
      <style:paragraph-properties fo:margin-bottom="0.0833in"/>
      <style:text-properties fo:font-weight="bold" style:font-weight-asian="bold" style:font-weight-complex="bold" fo:language="es" fo:country="ES"/>
    </style:style>
    <style:style style:name="P45" style:parent-style-name="Standard" style:family="paragraph">
      <style:paragraph-properties fo:margin-bottom="0.0833in" fo:margin-left="0.5in">
        <style:tab-stops/>
      </style:paragraph-properties>
      <style:text-properties fo:language="es" fo:country="ES"/>
    </style:style>
    <style:style style:name="P46" style:parent-style-name="Standard" style:list-style-name="LFO6" style:family="paragraph">
      <style:paragraph-properties fo:margin-bottom="0.0833in"/>
      <style:text-properties fo:language="es" fo:country="ES"/>
    </style:style>
    <style:style style:name="P47" style:parent-style-name="Standard" style:list-style-name="LFO6" style:family="paragraph">
      <style:paragraph-properties fo:margin-bottom="0.0833in"/>
      <style:text-properties fo:language="es" fo:country="ES"/>
    </style:style>
    <style:style style:name="P48" style:parent-style-name="Standard" style:list-style-name="LFO6" style:family="paragraph">
      <style:paragraph-properties fo:margin-bottom="0.0833in"/>
      <style:text-properties fo:language="es" fo:country="ES"/>
    </style:style>
    <style:style style:name="P49" style:parent-style-name="Standard" style:list-style-name="LFO6" style:family="paragraph">
      <style:paragraph-properties fo:margin-bottom="0.0833in"/>
      <style:text-properties fo:language="es" fo:country="ES"/>
    </style:style>
    <style:style style:name="P50" style:parent-style-name="Standard" style:list-style-name="LFO6" style:family="paragraph">
      <style:paragraph-properties fo:margin-bottom="0.0833in"/>
      <style:text-properties fo:font-weight="bold" style:font-weight-asian="bold" style:font-weight-complex="bold" fo:language="es" fo:country="ES"/>
    </style:style>
    <style:style style:name="P51" style:parent-style-name="Standard" style:family="paragraph">
      <style:paragraph-properties fo:margin-bottom="0.0833in" fo:margin-left="0.5in">
        <style:tab-stops/>
      </style:paragraph-properties>
      <style:text-properties fo:language="es" fo:country="ES"/>
    </style:style>
    <style:style style:name="P52" style:parent-style-name="Standard" style:list-style-name="LFO6" style:family="paragraph">
      <style:paragraph-properties fo:margin-bottom="0.0833in"/>
      <style:text-properties fo:font-weight="bold" style:font-weight-asian="bold" style:font-weight-complex="bold" fo:language="es" fo:country="ES"/>
    </style:style>
    <style:style style:name="P53" style:parent-style-name="Standard" style:family="paragraph">
      <style:paragraph-properties fo:margin-bottom="0.0833in" fo:margin-left="0.5in">
        <style:tab-stops/>
      </style:paragraph-properties>
      <style:text-properties fo:language="es" fo:country="ES"/>
    </style:style>
    <style:style style:name="P54" style:parent-style-name="Standard" style:list-style-name="LFO6" style:family="paragraph">
      <style:paragraph-properties fo:margin-bottom="0.0833in"/>
      <style:text-properties fo:font-weight="bold" style:font-weight-asian="bold" style:font-weight-complex="bold" fo:language="es" fo:country="ES"/>
    </style:style>
    <style:style style:name="P55" style:parent-style-name="Standard" style:family="paragraph">
      <style:paragraph-properties fo:margin-bottom="0.0833in" fo:margin-left="0.5in">
        <style:tab-stops/>
      </style:paragraph-properties>
      <style:text-properties fo:language="es" fo:country="ES"/>
    </style:style>
    <style:style style:name="P56" style:parent-style-name="Standard" style:list-style-name="LFO6" style:family="paragraph">
      <style:paragraph-properties fo:margin-bottom="0.0833in"/>
      <style:text-properties fo:font-weight="bold" style:font-weight-asian="bold" style:font-weight-complex="bold"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list-style-name="LFO6" style:family="paragraph">
      <style:paragraph-properties fo:margin-bottom="0.0833in"/>
      <style:text-properties fo:font-weight="bold" style:font-weight-asian="bold" style:font-weight-complex="bold" fo:language="es" fo:country="ES"/>
    </style:style>
    <style:style style:name="P59" style:parent-style-name="Standard" style:list-style-name="LFO6" style:family="paragraph">
      <style:paragraph-properties fo:margin-bottom="0.0833in"/>
      <style:text-properties fo:font-weight="bold" style:font-weight-asian="bold" style:font-weight-complex="bold" fo:language="es" fo:country="ES"/>
    </style:style>
    <style:style style:name="P60" style:parent-style-name="Standard" style:family="paragraph">
      <style:paragraph-properties fo:margin-bottom="0.0833in" fo:margin-left="0.25in">
        <style:tab-stops/>
      </style:paragraph-properties>
      <style:text-properties fo:language="es" fo:country="ES"/>
    </style:style>
    <style:style style:name="P61" style:parent-style-name="Standard" style:list-style-name="LFO6" style:family="paragraph">
      <style:paragraph-properties fo:margin-bottom="0.0833in"/>
      <style:text-properties fo:font-weight="bold" style:font-weight-asian="bold" style:font-weight-complex="bold" fo:language="es" fo:country="ES"/>
    </style:style>
    <style:style style:name="P62" style:parent-style-name="Standard" style:list-style-name="LFO6" style:family="paragraph">
      <style:paragraph-properties fo:margin-bottom="0.0833in"/>
      <style:text-properties fo:font-weight="bold" style:font-weight-asian="bold" style:font-weight-complex="bold" fo:language="es" fo:country="ES"/>
    </style:style>
    <style:style style:name="P63" style:parent-style-name="Standard" style:list-style-name="LFO6" style:family="paragraph">
      <style:paragraph-properties fo:margin-bottom="0.0833in"/>
      <style:text-properties fo:font-weight="bold" style:font-weight-asian="bold" style:font-weight-complex="bold" fo:language="es" fo:country="ES"/>
    </style:style>
    <style:style style:name="P64" style:parent-style-name="Standard" style:family="paragraph">
      <style:paragraph-properties fo:margin-bottom="0.0833in" fo:margin-left="0.25in">
        <style:tab-stops/>
      </style:paragraph-properties>
      <style:text-properties fo:language="es" fo:country="ES"/>
    </style:style>
    <style:style style:name="P65" style:parent-style-name="Standard" style:list-style-name="LFO6" style:family="paragraph">
      <style:paragraph-properties fo:margin-bottom="0.0833in"/>
      <style:text-properties fo:font-weight="bold" style:font-weight-asian="bold" style:font-weight-complex="bold" fo:language="es" fo:country="ES"/>
    </style:style>
    <style:style style:name="P66" style:parent-style-name="Standard" style:family="paragraph">
      <style:paragraph-properties fo:margin-bottom="0.0833in" fo:margin-left="0.25in">
        <style:tab-stops/>
      </style:paragraph-properties>
      <style:text-properties fo:language="es" fo:country="ES"/>
    </style:style>
    <style:style style:name="P67" style:parent-style-name="Standard" style:list-style-name="LFO6" style:family="paragraph">
      <style:paragraph-properties fo:margin-bottom="0.0833in"/>
      <style:text-properties fo:font-weight="bold" style:font-weight-asian="bold" style:font-weight-complex="bold" fo:language="es" fo:country="ES"/>
    </style:style>
    <style:style style:name="P68" style:parent-style-name="Standard" style:family="paragraph">
      <style:paragraph-properties fo:margin-bottom="0.0833in" fo:margin-left="0.25in">
        <style:tab-stops/>
      </style:paragraph-properties>
      <style:text-properties fo:language="es" fo:country="ES"/>
    </style:style>
    <style:style style:name="P69" style:parent-style-name="Standard" style:list-style-name="LFO6" style:family="paragraph">
      <style:paragraph-properties fo:margin-bottom="0.0833in"/>
      <style:text-properties fo:font-weight="bold" style:font-weight-asian="bold" style:font-weight-complex="bold" fo:language="es" fo:country="ES"/>
    </style:style>
    <style:style style:name="P70" style:parent-style-name="Standard" style:list-style-name="LFO6" style:family="paragraph">
      <style:paragraph-properties fo:margin-bottom="0.0833in"/>
      <style:text-properties fo:font-weight="bold" style:font-weight-asian="bold" style:font-weight-complex="bold" fo:language="es" fo:country="ES"/>
    </style:style>
    <style:style style:name="P71" style:parent-style-name="Standard" style:family="paragraph">
      <style:paragraph-properties fo:margin-bottom="0.0833in" fo:margin-left="0.5in">
        <style:tab-stops/>
      </style:paragraph-properties>
      <style:text-properties fo:language="es" fo:country="ES"/>
    </style:style>
    <style:style style:name="P72" style:parent-style-name="Standard" style:list-style-name="LFO6" style:family="paragraph">
      <style:paragraph-properties fo:margin-bottom="0.0833in"/>
      <style:text-properties fo:font-weight="bold" style:font-weight-asian="bold" style:font-weight-complex="bold" fo:language="es" fo:country="ES"/>
    </style:style>
    <style:style style:name="P73" style:parent-style-name="Standard" style:list-style-name="LFO7" style:family="paragraph">
      <style:paragraph-properties fo:margin-bottom="0.0833in"/>
      <style:text-properties fo:language="es" fo:country="ES"/>
    </style:style>
    <style:style style:name="P74" style:parent-style-name="Standard" style:list-style-name="LFO7" style:family="paragraph">
      <style:paragraph-properties fo:margin-bottom="0.0833in"/>
      <style:text-properties fo:language="es" fo:country="ES"/>
    </style:style>
    <style:style style:name="P75" style:parent-style-name="Standard" style:list-style-name="LFO7" style:family="paragraph">
      <style:paragraph-properties fo:margin-bottom="0.0833in"/>
      <style:text-properties fo:language="es" fo:country="ES"/>
    </style:style>
    <style:style style:name="P76" style:parent-style-name="Standard" style:list-style-name="LFO6" style:family="paragraph">
      <style:paragraph-properties fo:margin-bottom="0.0833in"/>
      <style:text-properties fo:font-weight="bold" style:font-weight-asian="bold" style:font-weight-complex="bold" fo:language="es" fo:country="ES"/>
    </style:style>
    <style:style style:name="P77" style:parent-style-name="Standard" style:list-style-name="LFO6" style:family="paragraph">
      <style:paragraph-properties fo:margin-bottom="0.0833in"/>
      <style:text-properties fo:font-weight="bold" style:font-weight-asian="bold" style:font-weight-complex="bold" fo:language="es" fo:country="ES"/>
    </style:style>
    <style:style style:name="P78" style:parent-style-name="Standard" style:list-style-name="LFO6" style:family="paragraph">
      <style:paragraph-properties fo:margin-bottom="0.0833in"/>
      <style:text-properties fo:font-weight="bold" style:font-weight-asian="bold" style:font-weight-complex="bold" fo:language="es" fo:country="ES"/>
    </style:style>
    <style:style style:name="P79" style:parent-style-name="Standard" style:list-style-name="LFO6" style:family="paragraph">
      <style:paragraph-properties fo:margin-bottom="0.0833in"/>
      <style:text-properties fo:font-weight="bold" style:font-weight-asian="bold" style:font-weight-complex="bold" fo:language="es" fo:country="ES"/>
    </style:style>
    <style:style style:name="P80" style:parent-style-name="Standard" style:list-style-name="LFO6" style:family="paragraph">
      <style:paragraph-properties fo:margin-bottom="0.0833in"/>
    </style:style>
    <style:style style:name="T81" style:parent-style-name="Fuentedepárrafopredeter." style:family="text">
      <style:text-properties fo:font-weight="bold" style:font-weight-asian="bold" style:font-weight-complex="bold" fo:language="es" fo:country="ES"/>
    </style:style>
  </office:automatic-styles>
  <office:body>
    <office:text text:use-soft-page-breaks="true">
      <text:p text:style-name="P1">Busca en Internet información sobre estas cuestiones:</text:p>
      <text:list text:style-name="LFO6" text:continue-numbering="true">
        <text:list-item>
          <text:p text:style-name="P31"><text:span text:style-name="T32">Busca un par de mitos y leyendas similares a la Galatea, Golem o Frankenstein.</text:span></text:p>
          <text:list text:continue-numbering="true">
            <text:list-item>
              <text:p text:style-name="P33">Talos: Es un autómata<text:s/><text:span text:style-name="T34">hecho</text:span><text:s/>de bronce creado por Hefesto con la misión de defender la<text:s/><text:span text:style-name="T35">isla</text:span><text:s/>de Creta.</text:p>
            </text:list-item>
            <text:list-item>
              <text:p text:style-name="P36">Pandora: Modelada a partir de<text:s/><text:span text:style-name="T37">arcilla</text:span><text:s/>por<text:s/><text:span text:style-name="T38">Hefesto</text:span><text:s/>a ordenes de Zeus para castigar a la<text:s/><text:span text:style-name="T39">humanidad</text:span><text:s/>por<text:s/><text:span text:style-name="T40">tener</text:span><text:s/>el<text:s/><text:span text:style-name="T41">fuego</text:span>.</text:p>
            </text:list-item>
            <text:list-item>
              <text:p text:style-name="P42">Eva:<text:s/><text:span text:style-name="T43">Fue</text:span><text:s/>creada por Dios a partir de la costilla de Adán.</text:p>
            </text:list-item>
          </text:list>
        </text:list-item>
        <text:list-item>
          <text:p text:style-name="P44">La inteligencia, ¿cómo era concebida por los pueblos indígenas de América?</text:p>
        </text:list-item>
      </text:list>
      <text:p text:style-name="P45">Al ser un ámbito geográfico muy amplio el concepto de inteligencia no es algo uniforme al haber multitud de culturas indígenas en América, pero si se pueden extraer algunas características generales sobre el concepto inteligencia para dichos indígenas:</text:p>
      <text:list text:style-name="LFO6" text:continue-numbering="true">
        <text:list-item>
          <text:list>
            <text:list-item>
              <text:p text:style-name="P46">Conexión con la naturaleza, debido a que la inteligencia para los indígenas no solo se ve como una capacidad mental, sino como una comprensión profunda de la interconexión entre todos los seres vivos y la tierra, es decir la inteligencia está vinculada a la capacidad de vivir en equilibrio con el entorno natural.</text:p>
            </text:list-item>
            <text:list-item>
              <text:p text:style-name="P47">Sabiduría ancestral, la inteligencia se valora no solo por la habilidad mental, sino por la capacidad de aplicar la sabiduría acumulada y transmitida por generaciones en la vida cotidiana.</text:p>
            </text:list-item>
            <text:list-item>
              <text:p text:style-name="P48">Mente y espíritu, la inteligencia no está limitada al ámbito cognitivo, sino que también involucra aspectos espirituales. La mente, el cuerpo y el espíritu están interconectados y la inteligencia se asocia con la armonía y el equilibrio entre estos aspectos.</text:p>
            </text:list-item>
            <text:list-item>
              <text:p text:style-name="P49">En muchas culturas indígenas, las historias y mitos desempeñan un papel importante en la transmisión de conocimientos y valores. La inteligencia es por tanto la capacidad de comprender y aplicar las enseñanzas contenidas en esas historias y mitos.</text:p>
            </text:list-item>
          </text:list>
        </text:list-item>
        <text:list-item>
          <text:p text:style-name="P50">¿Por qué se ha encargado la Filosofía del estudio de la Inteligencia?</text:p>
        </text:list-item>
      </text:list>
      <text:p text:style-name="P51">La filosofía se ha encargado del estudio de la inteligencia porque está intrínsecamente vinculada a preguntas filosóficas fundamentales sobre la naturaleza del conocimiento, la mente, la realidad y la ética.</text:p>
      <text:list text:style-name="LFO6" text:continue-numbering="true">
        <text:list-item>
          <text:p text:style-name="P52">¿Qué son los autómatas de Hefesto?</text:p>
        </text:list-item>
      </text:list>
      <text:p text:style-name="P53">Según la mitología griega, Hefesto el dios del fuego y la metalurgia con su ingenio y destreza, forjaba robots de oro con una precisión y<text:s/>maestría inigualables. Estas criaturas mecánicas, dotadas de vida por su creador divino, poseían apariencia humana y eran capaces de realizar diversas tareas y funciones, como proteger tesoros divinos, ser asistentes en la forja, ser acompañantes de los dioses. Estas creaciones eran consideradas maravillas del Olimpo y en algunos relatos mitológicos se menciona que poseían una inteligencia limitada, que les permitía realizar tareas especificas y responder a las ordenes del propio Hefesto. Esta inteligencia<text:s/>artificial rudimentaria plantea en sus historias el dilema sobre el grado de libre albedrío que del que estaban dotadas estas creaciones mecánicas.</text:p>
      <text:list text:style-name="LFO6" text:continue-numbering="true">
        <text:list-item>
          <text:p text:style-name="P54">¿Qué representan los golems judíos?</text:p>
        </text:list-item>
      </text:list>
      <text:p text:style-name="P55">Los golems judíos son una figura estrechamente relacionada con los autómatas, es un ser animado creado a partir de materia inanimada, controlado, en la mitología judía por medio de pergaminos con ordenes que se le introducían en la boca.</text:p>
      <text:list text:style-name="LFO6" text:continue-numbering="true">
        <text:list-item>
          <text:p text:style-name="P56">¿Cómo se llama la obra teatral de principios del siglo XX en la que se introduce el término robot? ¿quién los ideó realmente? ¿son ingenios mecánicos?</text:p>
        </text:list-item>
      </text:list>
      <text:p text:style-name="P57">La obra teatral R.U.R (Rossum’s Universal Robots) fue escrita en 1920 por el checo Karel Capek. La palabra robot fue ideada realmente por Josef Capek, hermano del autor de la obra R.U.R. No necesariamente tiene que ser ingenios mecánicos y que esta aceptado el termino robot para entidades virtuales.</text:p>
      <text:list text:style-name="LFO6" text:continue-numbering="true">
        <text:list-item>
          <text:p text:style-name="P58">En la película “2001, una odisea en el espacio”, ¿qué expectativas de la IA se esperaban conseguir?</text:p>
        </text:list-item>
        <text:list-item>
          <text:p text:style-name="P59">¿Cómo se llama la nueva ciencia que oficialmente fue bautizada en 1956 a partir de la conferencia de Dartmouth?</text:p>
        </text:list-item>
      </text:list>
      <text:p text:style-name="P60">En esta conferencia de Dartmouth en 1956 se eligió por primera vez el término Inteligencia Artificial para un nuevo campo de la investigación.</text:p>
      <text:list text:style-name="LFO6" text:continue-numbering="true">
        <text:list-item>
          <text:p text:style-name="P61">¿Qué algoritmos árabes son los<text:s/>antecedentes a la Inteligencia Artificial?</text:p>
        </text:list-item>
        <text:list-item>
          <text:p text:style-name="P62">Nombra tres problemas de la inteligencia artificial que se buscaban resolver en la conferencia de Dartmouth.</text:p>
        </text:list-item>
        <text:list-item>
          <text:p text:style-name="P63">¿Quién es considerado el verdadero padre de la Inteligencia Artificial?</text:p>
        </text:list-item>
      </text:list>
      <text:p text:style-name="P64">No hay un consenso general en cuanto a quien se considera el padre de la Inteligencia Artificial, hay partidarios de darle ese nombre a Alan Turing, hay<text:s/>también<text:s/>partidarios de John McCarthy uno de los organizadores de la conferencia de Dartmouth de 1956,<text:s/>también<text:s/>se le considera padre de la Inteligencia Artificial a Marvin Minsky que<text:s/>también<text:s/>participo en la conferencia de Dartmouth.</text:p>
      <text:list text:style-name="LFO6" text:continue-numbering="true">
        <text:list-item>
          <text:p text:style-name="P65">¿Por qué Alan Turing puso el nombre de “La bomba” a la máquina electrónica para descartar claves enigma candidatas?</text:p>
        </text:list-item>
      </text:list>
      <text:p text:style-name="P66">El nombre de la Bomba se utilizó porque esta<text:s/>máquina<text:s/>estaba basada en un dispositivo anterior desarrollado por matemáticos polacos en 1938 llamada Bomba. También existe una teoría que sostiene que se llamó la Bomba por el constante “tic tac” que hacían los relés de los que estaba compuesta esta máquina.</text:p>
      <text:list text:style-name="LFO6" text:continue-numbering="true">
        <text:list-item>
          <text:p text:style-name="P67">¿En qué consiste el Test de Turing?</text:p>
        </text:list-item>
      </text:list>
      <text:p text:style-name="P68">El test de Turing es una prueba que busca distinguir entre un ser humano y un ordenador a partir de respuestas a diversas preguntas abiertas.</text:p>
      <text:list text:style-name="LFO6" text:continue-numbering="true">
        <text:list-item>
          <text:p text:style-name="P69">¿Quién y cuándo ideó el experimento de la habitación china?</text:p>
        </text:list-item>
        <text:list-item>
          <text:p text:style-name="P70">¿Qué es un zombie filosófico? ¿quién lo ideó?</text:p>
        </text:list-item>
      </text:list>
      <text:p text:style-name="P71">El concepto de zombie filosófico hace referencia a un ser hipotético que carece de consciencia humana, pero tiene en cambio la biología, el aspecto y el comportamiento de un ser humano normal y es por ello indistinguible de otro ser humano. Esta teoría fue ideada por el filósofo David Chalmers en 1996 en su libro titulado “La mente consciente: en busca de una teoría fundamental”.</text:p>
      <text:list text:style-name="LFO6" text:continue-numbering="true">
        <text:list-item>
          <text:p text:style-name="P72">¿Cómo funcionaban los métodos deductivos de las antiguas China, India o Grecia? ¿y las máquinas lógicas de Llull?</text:p>
        </text:list-item>
      </text:list>
      <text:list text:style-name="LFO7" text:continue-numbering="true">
        <text:list-item>
          <text:p text:style-name="P73">Métodos deductivos en China:</text:p>
        </text:list-item>
        <text:list-item>
          <text:p text:style-name="P74">Métodos deductivos en India:</text:p>
        </text:list-item>
        <text:list-item>
          <text:p text:style-name="P75">Métodos deductivos en Grecia:</text:p>
        </text:list-item>
      </text:list>
      <text:list text:style-name="LFO6" text:continue-numbering="true">
        <text:list-item>
          <text:p text:style-name="P76">En la historia de las Ciencias de la computación, nos acordamos de Ada de Lovelace por ser considerada como la primera programadora de la historia, ¿conoces más mujeres que hayan desarrollado algún papel en la informática?</text:p>
        </text:list-item>
        <text:list-item>
          <text:p text:style-name="P77">Enumera unos pocos robots de charla, ¿son útiles en la actualidad?</text:p>
        </text:list-item>
        <text:list-item>
          <text:p text:style-name="P78">¿Se ha logrado superar la paradoja de Moravec? Razona tu respuesta.</text:p>
        </text:list-item>
        <text:list-item>
          <text:p text:style-name="P79">¿Qué es el proyecto llamado “quinta generación”, promovido por el gobierno japonés?</text:p>
        </text:list-item>
        <text:list-item>
          <text:p text:style-name="P80"><text:span text:style-name="T81">¿En qué se basa la nueva aproximación a la IA a través de la robótic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TableContents" style:family="paragraph">
      <style:text-properties fo:font-size="7pt" style:font-size-asian="7pt" style:font-size-complex="9pt" style:rfc-language-tag="es-ES_tradnl" fo:language="es"/>
    </style:style>
    <style:style style:name="P14" style:parent-style-name="TableContents"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ableCell18" style:family="table-cell">
      <style:table-cell-properties fo:border="none" style:writing-mode="lr-tb" style:vertical-align="middle" fo:padding-top="0in" fo:padding-left="0.075in" fo:padding-bottom="0in" fo:padding-right="0.075in"/>
    </style:style>
    <style:style style:name="P19" style:parent-style-name="TableContents" style:family="paragraph">
      <style:paragraph-properties style:snap-to-layout-grid="false"/>
      <style:text-properties fo:font-weight="bold" style:font-weight-asian="bold" style:font-weight-complex="bold" fo:font-size="7pt" style:font-size-asian="7pt" style:font-size-complex="7pt"/>
    </style:style>
    <style:style style:name="P20" style:parent-style-name="TableContents" style:family="paragraph">
      <style:text-properties fo:font-size="7pt" style:font-size-asian="7pt" style:font-size-complex="7pt"/>
    </style:style>
    <style:style style:name="P21" style:parent-style-name="TableContents" style:family="paragraph">
      <style:text-properties fo:font-size="7pt" style:font-size-asian="7pt" style:font-size-complex="7pt"/>
    </style:style>
    <style:style style:name="P22" style:parent-style-name="TableContents" style:family="paragraph">
      <style:text-properties fo:font-size="7pt" style:font-size-asian="7pt" style:font-size-complex="7pt"/>
    </style:style>
    <style:style style:name="P23" style:parent-style-name="TableContents" style:family="paragraph">
      <style:text-properties fo:font-size="7pt" style:font-size-asian="7pt" style:font-size-complex="7pt"/>
    </style:style>
    <style:style style:name="TableCell24" style:family="table-cell">
      <style:table-cell-properties fo:border="none" style:writing-mode="lr-tb" style:vertical-align="middle" fo:padding-top="0in" fo:padding-left="0.075in" fo:padding-bottom="0in" fo:padding-right="0.075in"/>
    </style:style>
    <style:style style:name="TableCell25" style:family="table-cell">
      <style:table-cell-properties fo:border="none" style:writing-mode="lr-tb" style:vertical-align="middle" fo:padding-top="0in" fo:padding-left="0.075in" fo:padding-bottom="0in" fo:padding-right="0.075in"/>
    </style:style>
    <style:style style:name="T26" style:parent-style-name="Fuentedepárrafopredeter." style:family="text">
      <style:text-properties fo:language="es" fo:country="ES" style:language-asian="es" style:country-asian="ES"/>
    </style:style>
    <style:style style:name="P27" style:parent-style-name="Piedepágina" style:family="paragraph">
      <style:paragraph-properties fo:text-align="end"/>
    </style:style>
    <style:style style:name="T28" style:parent-style-name="Fuentedepárrafopredeter." style:family="text">
      <style:text-properties fo:font-style="italic" style:font-style-asian="italic" fo:font-size="6pt" style:font-size-asian="6pt" style:font-size-complex="6pt"/>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TableContents"><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p>
            </table:table-cell>
            <table:table-cell table:style-name="TableCell18">
              <text:p text:style-name="P19">IES de Teis</text:p>
              <text:p text:style-name="P20">Avda. de Galicia, 101</text:p>
              <text:p text:style-name="P21">36216 – Vigo</text:p>
              <text:p text:style-name="P22">886 12 04 64</text:p>
              <text:p text:style-name="P23">ies.teis@edu.xunta.es</text:p>
            </table:table-cell>
            <table:table-cell table:style-name="TableCell24">
              <text:p text:style-name="TableContents"><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5">
              <text:p text:style-name="TableContents"><text:span text:style-name="T26"><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7"><text:span text:style-name="T28"><text:file-name text:fixed="false" text:display="name-and-extension">Tarea 2. Historia de la Inteligencia Artificial.odt</text:file-name></text:span><text:span text:style-name="T29">, pág.<text:s/></text:span><text:span text:style-name="T30"><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3-12-06T01:54:00Z</dc:date>
    <meta:template xlink:href="Normal.dotm" xlink:type="simple"/>
    <meta:editing-cycles>40</meta:editing-cycles>
    <meta:editing-duration>PT7008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2" meta:word-count="982" meta:character-count="6371" meta:row-count="45" meta:non-whitespace-character-count="5401"/>
  </office:meta>
</office:document-meta>
</file>